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001cm" svg:y="1.501cm">
            <draw:object draw:notify-on-update-of-ranges="Sheet1.C5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 Samuelsson</meta:initial-creator>
    <meta:creation-date>2015-07-16T22:04:44.988301635</meta:creation-date>
    <dc:date>2015-07-16T22:12:21.703564736</dc:date>
    <dc:creator>Heinz Samuelsson</dc:creator>
    <meta:editing-duration>P0D</meta:editing-duration>
    <meta:editing-cycles>1</meta:editing-cycles>
    <meta:document-statistic meta:table-count="1" meta:cell-count="22" meta:object-count="1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4.201cm" style:legend-expansion="high" chart:style-name="ch2"/>
        <chart:plot-area chart:style-name="ch3" table:cell-range-address="Sheet1.C5:Sheet1.C15" svg:x="0.32cm" svg:y="0.18cm" svg:width="12.508cm" svg:height="8.64cm">
          <chartooo:coordinate-region svg:x="1.127cm" svg:y="0.38cm" svg:width="11.51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15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">
                <text:p>220</text:p>
                <draw:g>
                  <svg:desc>Sheet1.C5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